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9pt" svg:height="255.23pt" svg:x="623.4pt" svg:y="12.05pt">
            <loext:p draw:notify-on-update-of-ranges="Sheet1.A3:Sheet1.A3 Sheet1.A4:Sheet1.A9 Sheet1.B2:Sheet1.B2 Sheet1.B3:Sheet1.B9 Sheet1.C2:Sheet1.C2 Sheet1.C3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6pt" svg:x="74.81pt" svg:y="277.82pt">
            <loext:p draw:notify-on-update-of-ranges="Sheet1.A13:Sheet1.A13 Sheet1.A14:Sheet1.A19 Sheet1.B12:Sheet1.B12 Sheet1.B13:Sheet1.B19 Sheet1.C12:Sheet1.C12 Sheet1.C13:Sheet1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4 user no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et size in bytes</text:p>
          </table:table-cell>
          <table:table-cell office:value-type="string" calcext:value-type="string">
            <text:p>4m – None</text:p>
          </table:table-cell>
          <table:table-cell office:value-type="string" calcext:value-type="string">
            <text:p>4m – RTS/CTS</text:p>
          </table:table-cell>
          <table:table-cell office:value-type="string" calcext:value-type="string">
            <text:p>10m – None</text:p>
          </table:table-cell>
          <table:table-cell office:value-type="string" calcext:value-type="string">
            <text:p>10m – RTS/CTS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28512" calcext:value-type="float">
            <text:p>5.28512</text:p>
          </table:table-cell>
          <table:table-cell office:value-type="float" office:value="4.13952" calcext:value-type="float">
            <text:p>4.13952</text:p>
          </table:table-cell>
          <table:table-cell office:value-type="float" office:value="4.15104" calcext:value-type="float">
            <text:p>4.15104</text:p>
          </table:table-cell>
          <table:table-cell office:value-type="float" office:value="4.14528" calcext:value-type="float">
            <text:p>4.1452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44256" calcext:value-type="float">
            <text:p>9.44256</text:p>
          </table:table-cell>
          <table:table-cell office:value-type="float" office:value="7.65984" calcext:value-type="float">
            <text:p>7.65984</text:p>
          </table:table-cell>
          <table:table-cell office:value-type="float" office:value="7.65696" calcext:value-type="float">
            <text:p>7.65696</text:p>
          </table:table-cell>
          <table:table-cell office:value-type="float" office:value="7.66688" calcext:value-type="float">
            <text:p>7.6668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.9859" calcext:value-type="float">
            <text:p>12.9859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10.765" calcext:value-type="float">
            <text:p>10.765</text:p>
          </table:table-cell>
          <table:table-cell office:value-type="float" office:value="10.7218" calcext:value-type="float">
            <text:p>10.721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6922" calcext:value-type="float">
            <text:p>15.6922</text:p>
          </table:table-cell>
          <table:table-cell office:value-type="float" office:value="13.3312" calcext:value-type="float">
            <text:p>13.3312</text:p>
          </table:table-cell>
          <table:table-cell office:value-type="float" office:value="13.3478" calcext:value-type="float">
            <text:p>13.3478</text:p>
          </table:table-cell>
          <table:table-cell office:value-type="float" office:value="13.2992" calcext:value-type="float">
            <text:p>13.29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.164" calcext:value-type="float">
            <text:p>18.164</text:p>
          </table:table-cell>
          <table:table-cell office:value-type="float" office:value="15.7792" calcext:value-type="float">
            <text:p>15.7792</text:p>
          </table:table-cell>
          <table:table-cell office:value-type="float" office:value="15.7592" calcext:value-type="float">
            <text:p>15.7592</text:p>
          </table:table-cell>
          <table:table-cell office:value-type="float" office:value="15.792" calcext:value-type="float">
            <text:p>15.792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.2483" calcext:value-type="float">
            <text:p>20.2483</text:p>
          </table:table-cell>
          <table:table-cell office:value-type="float" office:value="17.9952" calcext:value-type="float">
            <text:p>17.9952</text:p>
          </table:table-cell>
          <table:table-cell office:value-type="float" office:value="17.9424" calcext:value-type="float">
            <text:p>17.9424</text:p>
          </table:table-cell>
          <table:table-cell office:value-type="float" office:value="17.856" calcext:value-type="float">
            <text:p>17.856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1.9262" calcext:value-type="float">
            <text:p>21.9262</text:p>
          </table:table-cell>
          <table:table-cell office:value-type="float" office:value="19.7277" calcext:value-type="float">
            <text:p>19.7277</text:p>
          </table:table-cell>
          <table:table-cell office:value-type="float" office:value="19.74" calcext:value-type="float">
            <text:p>19.74</text:p>
          </table:table-cell>
          <table:table-cell office:value-type="float" office:value="19.6885" calcext:value-type="float">
            <text:p>19.688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 user nodes</text:p>
          </table:table-cell>
          <table:table-cell office:value-type="string" calcext:value-type="string">
            <text:p>outer node dist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ket size in bytes</text:p>
          </table:table-cell>
          <table:table-cell office:value-type="string" calcext:value-type="string">
            <text:p>4m – None</text:p>
          </table:table-cell>
          <table:table-cell office:value-type="string" calcext:value-type="string">
            <text:p>4m – RTS/CTS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21536" calcext:value-type="float">
            <text:p>4.21536</text:p>
          </table:table-cell>
          <table:table-cell office:value-type="float" office:value="3.94864" calcext:value-type="float">
            <text:p>3.94864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5712" calcext:value-type="float">
            <text:p>7.5712</text:p>
          </table:table-cell>
          <table:table-cell office:value-type="float" office:value="7.3328" calcext:value-type="float">
            <text:p>7.3328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369" calcext:value-type="float">
            <text:p>10.369</text:p>
          </table:table-cell>
          <table:table-cell office:value-type="float" office:value="10.3219" calcext:value-type="float">
            <text:p>10.321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544" calcext:value-type="float">
            <text:p>12.544</text:p>
          </table:table-cell>
          <table:table-cell office:value-type="float" office:value="12.8691" calcext:value-type="float">
            <text:p>12.869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.5632" calcext:value-type="float">
            <text:p>14.5632</text:p>
          </table:table-cell>
          <table:table-cell office:value-type="float" office:value="15.2248" calcext:value-type="float">
            <text:p>15.2248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.5178" calcext:value-type="float">
            <text:p>16.5178</text:p>
          </table:table-cell>
          <table:table-cell office:value-type="float" office:value="17.3491" calcext:value-type="float">
            <text:p>17.3491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.827" calcext:value-type="float">
            <text:p>17.827</text:p>
          </table:table-cell>
          <table:table-cell office:value-type="float" office:value="19.0938" calcext:value-type="float">
            <text:p>19.09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20:20:14.009780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0:11:53.873541845</meta:creation-date>
    <dc:date>2018-03-20T22:06:03.173719251</dc:date>
    <meta:editing-duration>PT12M36S</meta:editing-duration>
    <meta:editing-cycles>2</meta:editing-cycles>
    <meta:generator>LibreOffice/5.1.6.2$Linux_X86_64 LibreOffice_project/10m0$Build-2</meta:generator>
    <meta:document-statistic meta:table-count="1" meta:cell-count="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2.327cm" svg:y="3.954cm" style:legend-expansion="high" chart:style-name="ch2"/>
        <chart:plot-area chart:style-name="ch3" table:cell-range-address="Sheet1.A3:Sheet1.C9 Sheet1.B2:Sheet1.C2" chart:data-source-has-labels="both" svg:x="0.319cm" svg:y="0.18cm" svg:width="11.689cm" svg:height="8.645cm">
          <chartooo:coordinate-region svg:x="0.94cm" svg:y="0.379cm" svg:width="11.068cm" svg:height="7.799cm"/>
          <chart:axis chart:dimension="x" chart:name="primary-x" chart:style-name="ch4" chartooo:axis-type="auto">
            <chartooo:date-scale/>
            <chart:categories table:cell-range-address="Sheet1.A4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B2:Sheet1.B2" chart:class="chart:line">
            <chart:data-point chart:repeated="7"/>
          </chart:series>
          <chart:series chart:style-name="ch7" chart:values-cell-range-address="Sheet1.C3:Sheet1.C9" chart:label-cell-address="Sheet1.C2:Sheet1.C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m – None</text:p>
                <draw:g>
                  <svg:desc>Sheet1.B2:Sheet1.B2</svg:desc>
                </draw:g>
              </table:table-cell>
              <table:table-cell office:value-type="string">
                <text:p>4m – RTS/CT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A4:Sheet1.A9</svg:desc>
                </draw:g>
              </table:table-cell>
              <table:table-cell office:value-type="float" office:value="5.28512">
                <text:p>5.28512</text:p>
                <draw:g>
                  <svg:desc>Sheet1.B3:Sheet1.B9</svg:desc>
                </draw:g>
              </table:table-cell>
              <table:table-cell office:value-type="float" office:value="4.13952">
                <text:p>4.13952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.44256">
                <text:p>9.44256</text:p>
              </table:table-cell>
              <table:table-cell office:value-type="float" office:value="7.65984">
                <text:p>7.659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.9859">
                <text:p>12.9859</text:p>
              </table:table-cell>
              <table:table-cell office:value-type="float" office:value="10.7179">
                <text:p>10.71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.6922">
                <text:p>15.6922</text:p>
              </table:table-cell>
              <table:table-cell office:value-type="float" office:value="13.3312">
                <text:p>13.33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.164">
                <text:p>18.164</text:p>
              </table:table-cell>
              <table:table-cell office:value-type="float" office:value="15.7792">
                <text:p>15.779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0.2483">
                <text:p>20.2483</text:p>
              </table:table-cell>
              <table:table-cell office:value-type="float" office:value="17.9952">
                <text:p>17.9952</text:p>
              </table:table-cell>
            </table:table-row>
            <table:table-row>
              <table:table-cell office:value-type="string"/>
              <table:table-cell office:value-type="float" office:value="21.9262">
                <text:p>21.9262</text:p>
              </table:table-cell>
              <table:table-cell office:value-type="float" office:value="19.7277">
                <text:p>19.7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svg:x="0cm" svg:y="0cm" style:legend-expansion="custom" chartooo:width="16cm" chartooo:height="9.006cm" style:legend-expansion-aspect-ratio="1.77659338218965" chart:style-name="ch2"/>
        <chart:plot-area chart:style-name="ch3" table:cell-range-address="Sheet1.A13:Sheet1.C19 Sheet1.B12:Sheet1.C12" chart:data-source-has-labels="both" svg:x="0.32cm" svg:y="0.18cm" svg:width="15.36cm" svg:height="8.646cm">
          <chartooo:coordinate-region svg:x="0.941cm" svg:y="0.38cm" svg:width="14.739cm" svg:height="7.799cm"/>
          <chart:axis chart:dimension="x" chart:name="primary-x" chart:style-name="ch4" chartooo:axis-type="auto">
            <chartooo:date-scale/>
            <chart:categories table:cell-range-address="Sheet1.A14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B19" chart:label-cell-address="Sheet1.B12:Sheet1.B12" chart:class="chart:line">
            <chart:data-point chart:repeated="7"/>
          </chart:series>
          <chart:series chart:style-name="ch7" chart:values-cell-range-address="Sheet1.C13:Sheet1.C19" chart:label-cell-address="Sheet1.C12:Sheet1.C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m – None</text:p>
                <draw:g>
                  <svg:desc>Sheet1.B12:Sheet1.B12</svg:desc>
                </draw:g>
              </table:table-cell>
              <table:table-cell office:value-type="string">
                <text:p>4m – RTS/CTS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A14:Sheet1.A19</svg:desc>
                </draw:g>
              </table:table-cell>
              <table:table-cell office:value-type="float" office:value="4.21536">
                <text:p>4.21536</text:p>
                <draw:g>
                  <svg:desc>Sheet1.B13:Sheet1.B19</svg:desc>
                </draw:g>
              </table:table-cell>
              <table:table-cell office:value-type="float" office:value="3.94864">
                <text:p>3.94864</text:p>
                <draw:g>
                  <svg:desc>Sheet1.C13:Sheet1.C19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.5712">
                <text:p>7.5712</text:p>
              </table:table-cell>
              <table:table-cell office:value-type="float" office:value="7.3328">
                <text:p>7.332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369">
                <text:p>10.369</text:p>
              </table:table-cell>
              <table:table-cell office:value-type="float" office:value="10.3219">
                <text:p>10.32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.544">
                <text:p>12.544</text:p>
              </table:table-cell>
              <table:table-cell office:value-type="float" office:value="12.8691">
                <text:p>12.869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4.5632">
                <text:p>14.5632</text:p>
              </table:table-cell>
              <table:table-cell office:value-type="float" office:value="15.2248">
                <text:p>15.22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6.5178">
                <text:p>16.5178</text:p>
              </table:table-cell>
              <table:table-cell office:value-type="float" office:value="17.3491">
                <text:p>17.3491</text:p>
              </table:table-cell>
            </table:table-row>
            <table:table-row>
              <table:table-cell office:value-type="string"/>
              <table:table-cell office:value-type="float" office:value="17.827">
                <text:p>17.827</text:p>
              </table:table-cell>
              <table:table-cell office:value-type="float" office:value="19.0938">
                <text:p>19.0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